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paragraph-rsid="00174f3e"/>
    </style:style>
    <style:style style:name="P2" style:family="paragraph" style:parent-style-name="Standard">
      <style:text-properties fo:language="el" fo:country="GR" officeooo:rsid="00174f3e" officeooo:paragraph-rsid="00174f3e"/>
    </style:style>
    <style:style style:name="P3" style:family="paragraph" style:parent-style-name="Standard">
      <style:text-properties fo:language="el" fo:country="GR" officeooo:rsid="00174f3e" officeooo:paragraph-rsid="00177dfd"/>
    </style:style>
    <style:style style:name="P4" style:family="paragraph" style:parent-style-name="Standard">
      <style:text-properties fo:language="el" fo:country="GR" officeooo:rsid="00174f3e" officeooo:paragraph-rsid="001c5c91"/>
    </style:style>
    <style:style style:name="P5" style:family="paragraph" style:parent-style-name="Standard">
      <style:text-properties fo:language="el" fo:country="GR" officeooo:rsid="00174f3e" officeooo:paragraph-rsid="001d47e3"/>
    </style:style>
    <style:style style:name="P6" style:family="paragraph" style:parent-style-name="Standard">
      <style:text-properties fo:language="el" fo:country="GR" officeooo:rsid="00174f3e" officeooo:paragraph-rsid="0025a356"/>
    </style:style>
    <style:style style:name="P7" style:family="paragraph" style:parent-style-name="Standard">
      <style:text-properties fo:language="el" fo:country="GR" officeooo:rsid="00177dfd" officeooo:paragraph-rsid="00177dfd"/>
    </style:style>
    <style:style style:name="P8" style:family="paragraph" style:parent-style-name="Standard">
      <style:text-properties fo:language="el" fo:country="GR" officeooo:rsid="00177dfd" officeooo:paragraph-rsid="0018eaba"/>
    </style:style>
    <style:style style:name="P9" style:family="paragraph" style:parent-style-name="Standard">
      <style:text-properties fo:language="el" fo:country="GR" officeooo:rsid="00177dfd" officeooo:paragraph-rsid="001a8e1a"/>
    </style:style>
    <style:style style:name="P10" style:family="paragraph" style:parent-style-name="Standard">
      <style:text-properties fo:language="el" fo:country="GR" officeooo:rsid="00177dfd" officeooo:paragraph-rsid="001c5c91"/>
    </style:style>
    <style:style style:name="P11" style:family="paragraph" style:parent-style-name="Standard">
      <style:text-properties fo:language="el" fo:country="GR" fo:font-weight="bold" officeooo:rsid="00174f3e" officeooo:paragraph-rsid="00174f3e" style:font-weight-asian="bold" style:font-weight-complex="bold"/>
    </style:style>
    <style:style style:name="P12" style:family="paragraph" style:parent-style-name="Standard">
      <style:text-properties fo:language="el" fo:country="GR" fo:font-weight="bold" officeooo:rsid="00177dfd" officeooo:paragraph-rsid="00177dfd" style:font-weight-asian="bold" style:font-weight-complex="bold"/>
    </style:style>
    <style:style style:name="P13" style:family="paragraph" style:parent-style-name="Standard">
      <style:text-properties fo:language="el" fo:country="GR" fo:font-weight="bold" officeooo:rsid="001a8e1a" officeooo:paragraph-rsid="001a8e1a" style:font-weight-asian="bold" style:font-weight-complex="bold"/>
    </style:style>
    <style:style style:name="P14" style:family="paragraph" style:parent-style-name="Standard">
      <style:text-properties fo:language="el" fo:country="GR" fo:font-weight="normal" officeooo:rsid="00177dfd" officeooo:paragraph-rsid="00177dfd" style:font-weight-asian="normal" style:font-weight-complex="normal"/>
    </style:style>
    <style:style style:name="P15" style:family="paragraph" style:parent-style-name="Standard">
      <style:text-properties fo:language="el" fo:country="GR" fo:font-weight="normal" officeooo:rsid="00177dfd" officeooo:paragraph-rsid="0018eaba" style:font-weight-asian="normal" style:font-weight-complex="normal"/>
    </style:style>
    <style:style style:name="P16" style:family="paragraph" style:parent-style-name="Standard">
      <style:text-properties fo:language="el" fo:country="GR" fo:font-weight="normal" officeooo:rsid="00177dfd" officeooo:paragraph-rsid="001a8e1a" style:font-weight-asian="normal" style:font-weight-complex="normal"/>
    </style:style>
    <style:style style:name="P17" style:family="paragraph" style:parent-style-name="Standard">
      <style:text-properties fo:language="el" fo:country="GR" fo:font-weight="normal" officeooo:rsid="0018eaba" officeooo:paragraph-rsid="001a8e1a" style:font-weight-asian="normal" style:font-weight-complex="normal"/>
    </style:style>
    <style:style style:name="P18" style:family="paragraph" style:parent-style-name="Standard">
      <style:text-properties fo:language="el" fo:country="GR" fo:font-weight="normal" officeooo:rsid="001a8e1a" officeooo:paragraph-rsid="001a8e1a" style:font-weight-asian="normal" style:font-weight-complex="normal"/>
    </style:style>
    <style:style style:name="P19" style:family="paragraph" style:parent-style-name="Standard">
      <style:text-properties fo:language="el" fo:country="GR" officeooo:rsid="001c5c91" officeooo:paragraph-rsid="001c5c91"/>
    </style:style>
    <style:style style:name="P20" style:family="paragraph" style:parent-style-name="Standard">
      <style:text-properties fo:language="el" fo:country="GR" officeooo:rsid="001c5c91" officeooo:paragraph-rsid="0025a356"/>
    </style:style>
    <style:style style:name="P21" style:family="paragraph" style:parent-style-name="Standard">
      <style:text-properties fo:language="el" fo:country="GR" officeooo:rsid="001e69ba" officeooo:paragraph-rsid="001e69ba"/>
    </style:style>
    <style:style style:name="P22" style:family="paragraph" style:parent-style-name="Standard">
      <style:text-properties fo:language="el" fo:country="GR" officeooo:rsid="0025a356" officeooo:paragraph-rsid="0025a356"/>
    </style:style>
    <style:style style:name="P23" style:family="paragraph" style:parent-style-name="Standard">
      <style:text-properties fo:language="el" fo:country="GR" officeooo:rsid="0024c46b" officeooo:paragraph-rsid="0024c46b"/>
    </style:style>
    <style:style style:name="P24" style:family="paragraph" style:parent-style-name="Standard">
      <style:text-properties officeooo:paragraph-rsid="00177dfd"/>
    </style:style>
    <style:style style:name="P25" style:family="paragraph" style:parent-style-name="Standard">
      <style:text-properties officeooo:paragraph-rsid="0018eaba"/>
    </style:style>
    <style:style style:name="P26" style:family="paragraph" style:parent-style-name="Standard">
      <style:text-properties officeooo:paragraph-rsid="001a8e1a"/>
    </style:style>
    <style:style style:name="P27" style:family="paragraph" style:parent-style-name="Standard">
      <style:text-properties officeooo:paragraph-rsid="001c5c91"/>
    </style:style>
    <style:style style:name="P28" style:family="paragraph" style:parent-style-name="Standard">
      <style:text-properties officeooo:paragraph-rsid="001d47e3"/>
    </style:style>
    <style:style style:name="P29" style:family="paragraph" style:parent-style-name="Standard">
      <style:text-properties officeooo:paragraph-rsid="0024c46b"/>
    </style:style>
    <style:style style:name="P30" style:family="paragraph" style:parent-style-name="Standard">
      <style:text-properties officeooo:paragraph-rsid="001d7d36"/>
    </style:style>
    <style:style style:name="P31" style:family="paragraph" style:parent-style-name="Standard">
      <style:text-properties officeooo:paragraph-rsid="00174f3e"/>
    </style:style>
    <style:style style:name="P32" style:family="paragraph" style:parent-style-name="Standard">
      <style:text-properties fo:color="#c9211e" fo:language="el" fo:country="GR" officeooo:rsid="00174f3e" officeooo:paragraph-rsid="00174f3e"/>
    </style:style>
    <style:style style:name="P33" style:family="paragraph" style:parent-style-name="Standard">
      <style:text-properties fo:color="#c9211e" fo:language="el" fo:country="GR" officeooo:rsid="00174f3e" officeooo:paragraph-rsid="0025a356"/>
    </style:style>
    <style:style style:name="P34" style:family="paragraph" style:parent-style-name="Standard">
      <style:text-properties fo:color="#c9211e" fo:language="el" fo:country="GR" officeooo:rsid="00266293" officeooo:paragraph-rsid="00266293"/>
    </style:style>
    <style:style style:name="P35" style:family="paragraph" style:parent-style-name="Standard">
      <style:text-properties fo:color="#c9211e" style:text-line-through-style="solid" style:text-line-through-type="single" fo:language="el" fo:country="GR" officeooo:rsid="00174f3e" officeooo:paragraph-rsid="00174f3e"/>
    </style:style>
    <style:style style:name="P36" style:family="paragraph" style:parent-style-name="Standard">
      <style:text-properties fo:color="#c9211e" style:text-line-through-style="solid" style:text-line-through-type="single" fo:language="el" fo:country="GR" officeooo:rsid="00177dfd" officeooo:paragraph-rsid="00177dfd"/>
    </style:style>
    <style:style style:name="P37" style:family="paragraph" style:parent-style-name="Standard">
      <style:text-properties fo:color="#c9211e" style:text-line-through-style="solid" style:text-line-through-type="single" fo:language="el" fo:country="GR" fo:font-weight="normal" officeooo:rsid="00177dfd" officeooo:paragraph-rsid="00177dfd" style:font-weight-asian="normal" style:font-weight-complex="normal"/>
    </style:style>
    <style:style style:name="P38" style:family="paragraph" style:parent-style-name="Standard">
      <style:text-properties fo:color="#c9211e" officeooo:paragraph-rsid="0025a356"/>
    </style:style>
    <style:style style:name="P39" style:family="paragraph" style:parent-style-name="Standard">
      <style:text-properties fo:color="#c9211e" officeooo:paragraph-rsid="00266293"/>
    </style:style>
    <style:style style:name="P40" style:family="paragraph" style:parent-style-name="Standard">
      <style:text-properties officeooo:paragraph-rsid="001e69ba"/>
    </style:style>
    <style:style style:name="P41" style:family="paragraph" style:parent-style-name="Standard">
      <style:text-properties officeooo:paragraph-rsid="0025a356"/>
    </style:style>
    <style:style style:name="P42" style:family="paragraph" style:parent-style-name="Standard">
      <style:text-properties officeooo:rsid="00266293" officeooo:paragraph-rsid="00266293"/>
    </style:style>
    <style:style style:name="T1" style:family="text">
      <style:text-properties officeooo:rsid="00174f3e"/>
    </style:style>
    <style:style style:name="T2" style:family="text">
      <style:text-properties fo:language="el" fo:country="GR" officeooo:rsid="00174f3e"/>
    </style:style>
    <style:style style:name="T3" style:family="text">
      <style:text-properties fo:language="el" fo:country="GR" officeooo:rsid="00177dfd"/>
    </style:style>
    <style:style style:name="T4" style:family="text">
      <style:text-properties fo:language="el" fo:country="GR" officeooo:rsid="0018eaba"/>
    </style:style>
    <style:style style:name="T5" style:family="text">
      <style:text-properties fo:language="el" fo:country="GR" officeooo:rsid="001a8e1a"/>
    </style:style>
    <style:style style:name="T6" style:family="text">
      <style:text-properties fo:language="el" fo:country="GR" fo:font-weight="bold" officeooo:rsid="00177dfd" style:font-weight-asian="bold" style:font-weight-complex="bold"/>
    </style:style>
    <style:style style:name="T7" style:family="text">
      <style:text-properties fo:language="el" fo:country="GR" fo:font-weight="bold" officeooo:rsid="001b0c13" style:font-weight-asian="bold" style:font-weight-complex="bold"/>
    </style:style>
    <style:style style:name="T8" style:family="text">
      <style:text-properties fo:language="el" fo:country="GR" officeooo:rsid="001c5c91"/>
    </style:style>
    <style:style style:name="T9" style:family="text">
      <style:text-properties fo:language="el" fo:country="GR" officeooo:rsid="001d47e3"/>
    </style:style>
    <style:style style:name="T10" style:family="text">
      <style:text-properties fo:language="el" fo:country="GR" officeooo:rsid="0024c46b"/>
    </style:style>
    <style:style style:name="T11" style:family="text">
      <style:text-properties fo:language="el" fo:country="GR" officeooo:rsid="001e69ba"/>
    </style:style>
    <style:style style:name="T12" style:family="text">
      <style:text-properties fo:language="el" fo:country="GR" officeooo:rsid="001d7d36"/>
    </style:style>
    <style:style style:name="T13" style:family="text">
      <style:text-properties fo:language="el" fo:country="GR" officeooo:rsid="0025a356"/>
    </style:style>
    <style:style style:name="T14" style:family="text">
      <style:text-properties fo:language="el" fo:country="GR" officeooo:rsid="00266293"/>
    </style:style>
    <style:style style:name="T15" style:family="text">
      <style:text-properties fo:language="el" fo:country="GR" fo:font-weight="normal" officeooo:rsid="0018eaba" style:font-weight-asian="normal" style:font-weight-complex="normal"/>
    </style:style>
    <style:style style:name="T16" style:family="text">
      <style:text-properties officeooo:rsid="00177dfd"/>
    </style:style>
    <style:style style:name="T17" style:family="text">
      <style:text-properties officeooo:rsid="0018eaba"/>
    </style:style>
    <style:style style:name="T18" style:family="text">
      <style:text-properties officeooo:rsid="001a8e1a"/>
    </style:style>
    <style:style style:name="T19" style:family="text">
      <style:text-properties officeooo:rsid="001c5c91"/>
    </style:style>
    <style:style style:name="T20" style:family="text">
      <style:text-properties officeooo:rsid="001d7d36"/>
    </style:style>
    <style:style style:name="T21" style:family="text">
      <style:text-properties fo:color="#c9211e"/>
    </style:style>
    <style:style style:name="T22" style:family="text">
      <style:text-properties fo:color="#c9211e" fo:language="el" fo:country="GR"/>
    </style:style>
    <style:style style:name="T23" style:family="text">
      <style:text-properties fo:color="#c9211e" fo:language="el" fo:country="GR" officeooo:rsid="0024c46b"/>
    </style:style>
    <style:style style:name="T24" style:family="text">
      <style:text-properties fo:color="#c9211e" fo:language="el" fo:country="GR" fo:font-weight="normal" officeooo:rsid="00174f3e" style:font-weight-asian="normal" style:font-weight-complex="normal"/>
    </style:style>
    <style:style style:name="T25" style:family="text">
      <style:text-properties fo:color="#c9211e" fo:language="el" fo:country="GR" fo:font-weight="normal" officeooo:rsid="00211e98" style:font-weight-asian="normal" style:font-weight-complex="normal"/>
    </style:style>
    <style:style style:name="T26" style:family="text">
      <style:text-properties fo:color="#c9211e" fo:language="el" fo:country="GR" fo:font-weight="normal" officeooo:rsid="0018eaba" style:font-weight-asian="normal" style:font-weight-complex="normal"/>
    </style:style>
    <style:style style:name="T27" style:family="text">
      <style:text-properties fo:color="#c9211e" fo:language="el" fo:country="GR" officeooo:rsid="001e69ba"/>
    </style:style>
    <style:style style:name="T28" style:family="text">
      <style:text-properties fo:color="#c9211e" fo:language="el" fo:country="GR" officeooo:rsid="00174f3e"/>
    </style:style>
    <style:style style:name="T29" style:family="text">
      <style:text-properties fo:color="#c9211e" fo:language="el" fo:country="GR" officeooo:rsid="00177dfd"/>
    </style:style>
    <style:style style:name="T30" style:family="text">
      <style:text-properties fo:color="#c9211e" style:text-line-through-style="solid" style:text-line-through-type="single"/>
    </style:style>
    <style:style style:name="T31" style:family="text">
      <style:text-properties fo:color="#c9211e" style:text-line-through-style="solid" style:text-line-through-type="single" officeooo:rsid="00177dfd"/>
    </style:style>
    <style:style style:name="T32" style:family="text">
      <style:text-properties fo:color="#c9211e" officeooo:rsid="0025a356"/>
    </style:style>
    <style:style style:name="T33" style:family="text">
      <style:text-properties fo:color="#c9211e" fo:font-weight="normal" style:font-weight-asian="normal" style:font-weight-complex="normal"/>
    </style:style>
    <style:style style:name="T34" style:family="text">
      <style:text-properties officeooo:rsid="001d47e3"/>
    </style:style>
    <style:style style:name="T35" style:family="text">
      <style:text-properties officeooo:rsid="0025a3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arch for other Users</text:p>
      <text:p text:style-name="P2">Βασική ροή</text:p>
      <text:p text:style-name="P2">1. Ο χρήστης εισάγει ημερομηνία ταξιδιού και ταξιδιωτικό προορισμό</text:p>
      <text:p text:style-name="P2">2. Κλήση “Search for user with similar trip plans”<text:span text:style-name="T30"> ή <text:s/>“Search for carpooler for your destination”.</text:span></text:p>
      <text:p text:style-name="P29"><text:span text:style-name="T10">3. </text:span><text:span text:style-name="T2">Ο χρήτης </text:span><text:span text:style-name="T23">επιλεει έναν χρήστη</text:span><text:span text:style-name="T10"> </text:span><text:span text:style-name="T2">από τη λίστα που εμφάνισε τ</text:span><text:span text:style-name="T10">ο σύστημα</text:span><text:span text:style-name="T2">.</text:span></text:p>
      <text:p text:style-name="P29"><text:span text:style-name="T10">4. </text:span><text:span text:style-name="T23">Το σύστημα ανακτά της πληροφορίες για αυτόν τον χρήστη.</text:span></text:p>
      <text:p text:style-name="P31"><text:span text:style-name="T10">5</text:span><text:span text:style-name="T2">. Το σύστημα εμφανίζει στον χρήστη </text:span><text:span text:style-name="T10">τις </text:span><text:span text:style-name="T2">πληροφορίες για το άτομο που διάλεξε.</text:span></text:p>
      <text:p text:style-name="P31"><text:span text:style-name="T10">6</text:span><text:span text:style-name="T2">. Ο χρήστης <text:s/>στέλνει αίτημα στο άτομο για να ταξιδέψουν μαζί.</text:span></text:p>
      <text:p text:style-name="P29"><text:span text:style-name="T10">7</text:span><text:span text:style-name="T2">. Ο χρήστης επιστρέφει στην αρχική οθόνη.</text:span></text:p>
      <text:p text:style-name="P23">8. Ο χρήστης που δέχτηκε το αίτημα το αποδέχεται.</text:p>
      <text:p text:style-name="P29"><text:span text:style-name="T10">9. </text:span><text:span text:style-name="T23">Το σύστημα ενημερώνει τον χρήστη που έστειλε το αίτημα.</text:span></text:p>
      <text:p text:style-name="P2"/>
      <text:p text:style-name="P33">Εναλλακτική ροή 1</text:p>
      <text:p text:style-name="P38"><text:span text:style-name="T2">2.α.1. </text:span><text:span text:style-name="T13">Κλήση “</text:span><text:span text:style-name="T2">Search for </text:span><text:span text:style-name="T13">carpooler</text:span><text:span text:style-name="T2"> f</text:span><text:span text:style-name="T13">or your destination</text:span><text:span text:style-name="T2">”</text:span></text:p>
      <text:p text:style-name="P38"><text:span text:style-name="T2">2.α.2. Η περίπτωση χρήσης σ</text:span><text:span text:style-name="T3">υνεχίζεται</text:span><text:span text:style-name="T2"> από το βήμα 1 της βασικής ροής.</text:span></text:p>
      <text:p text:style-name="P2"/>
      <text:p text:style-name="P41"><text:span text:style-name="T2">Εναλλακτική ροή </text:span><text:span text:style-name="T28">2</text:span></text:p>
      <text:p text:style-name="P6">3.α.1. Ο χρήστης επιλέγει να γυρίσει πίσω</text:p>
      <text:p text:style-name="P41"><text:span text:style-name="T2">3.α.2. Η περίπτωση χρήσης σ</text:span><text:span text:style-name="T3">υνεχίζεται</text:span><text:span text:style-name="T2"> από το βήμα 1 της βασικής ροής.</text:span></text:p>
      <text:p text:style-name="P6"/>
      <text:p text:style-name="P31"><text:span text:style-name="T2">Εναλλακτική ροή </text:span><text:span text:style-name="T28">3</text:span></text:p>
      <text:p text:style-name="P2">6.α.1. Ο χρήστης επιλέγει να γυρίσει πίσω</text:p>
      <text:p text:style-name="P31"><text:span text:style-name="T2">6.α.2. Η περίπτωση χρήσης σ</text:span><text:span text:style-name="T3">υνεχίζεται</text:span><text:span text:style-name="T2"> από το βήμα 1 της βασικής ροής.</text:span></text:p>
      <text:p text:style-name="P2"/>
      <text:p text:style-name="P31"><text:span text:style-name="T2">Εναλλακτική ροή </text:span><text:span text:style-name="T28">4</text:span></text:p>
      <text:p text:style-name="P2">6.β.1. Ο χρήστης επιλέγει να συνομηλίσει με τον χρήστη.</text:p>
      <text:p text:style-name="P24"><text:span text:style-name="T2">6.β.2. Η περίπτωση χρήσης σ</text:span><text:span text:style-name="T3">υνεχίζεται</text:span><text:span text:style-name="T2"> από το βήμα </text:span><text:span text:style-name="T24">3</text:span><text:span text:style-name="T2"> της βασικής ροής του use case “Chat”.</text:span></text:p>
      <text:p text:style-name="P2"/>
      <text:p text:style-name="P35">Εναλ<text:span text:style-name="T20">λ</text:span>ακτική ροή 3</text:p>
      <text:p text:style-name="P35">4.β.1. Ο χρήστης επιλέγει να γυρίσει πίσω</text:p>
      <text:p text:style-name="P3"><text:span text:style-name="T30">4.β.2. Η περίπτωση χρήσης σ</text:span><text:span text:style-name="T31">υνεχίζεται</text:span><text:span text:style-name="T30"> από το βήμα 3 της βασικής ροής.</text:span> </text:p>
      <text:p text:style-name="P1"/>
      <text:p text:style-name="P40"><text:span text:style-name="T11">Εναλλακτική ροή </text:span><text:span text:style-name="T27">5</text:span></text:p>
      <text:p text:style-name="P21">6.γ.1. Αν το άτομο είναι και host ο χρήστης έχει την επιλογή να στείλει αίτημα για να ζήσουν μαζί.</text:p>
      <text:p text:style-name="P40"><text:span text:style-name="T11">6.γ.2. </text:span><text:span text:style-name="T2">Η περίπτωση χρήσης συνεχίζεται από το βήμα </text:span><text:span text:style-name="T11">6</text:span><text:span text:style-name="T2"> της βασικής ροής.</text:span></text:p>
      <text:p text:style-name="P1"/>
      <text:p text:style-name="P30"><text:span text:style-name="T12">Εναλλακτική ροή </text:span><text:span text:style-name="T27">6</text:span></text:p>
      <text:p text:style-name="P29"><text:span text:style-name="T12">8.α.1. </text:span><text:span text:style-name="T10">Ο χρήστης που δέχτηκε το αίτημα δεν το αποδέχεται.</text:span></text:p>
      <text:p text:style-name="P29"><text:span text:style-name="T12">8.</text:span><text:span text:style-name="T10">α.2. </text:span><text:span text:style-name="T23">Το σύστημα ενημερώνει τον χρήστη που έστειλε το αίτημα.</text:span></text:p>
      <text:p text:style-name="P30"><text:span text:style-name="T12">8.α.</text:span><text:span text:style-name="T10">3</text:span><text:span text:style-name="T12">. Το σύστημα προτείνει στον χρήστη </text:span><text:span text:style-name="T10">που έστειλε το αίτημα </text:span><text:span text:style-name="T12">κάποια άλλα άτομα με τα ίδια ενδιαφέροντα.</text:span></text:p>
      <text:p text:style-name="P1"/>
      <text:p text:style-name="P2"/>
      <text:p text:style-name="P11">Search for user with similar trip plans</text:p>
      <text:p text:style-name="P2">Βασική ροή</text:p>
      <text:p text:style-name="P2">1. Το σύστημα βρίσκει χρήστες με παρόμοια ενδιαφέροντα που ταξιδεύουν στον ίδιο προορισμό την ίδια ημερομηνία με τον χρήστη.</text:p>
      <text:p text:style-name="P22">2. <text:span text:style-name="T21">Το σύστημα εμφανίζει μία λίστα με αυτούς τους χρήστες.</text:span></text:p>
      <text:p text:style-name="P24"><text:span text:style-name="T2">3. Η περίπτωση χρήσης σ</text:span><text:span text:style-name="T3">υνεχίζεται</text:span><text:span text:style-name="T2"> από το βήμα 3 της βασικής ροής του “Search for other Users”.</text:span></text:p>
      <text:p text:style-name="P3"><text:soft-page-break/></text:p>
      <text:p text:style-name="P19">Εναλλακτική ροή 1</text:p>
      <text:p text:style-name="P19">1.α.1. Το σύστημα δεν μπορεί να βρει κανέναν κατάλληλο χρήστη.</text:p>
      <text:p text:style-name="P20">1.α.2. Το σύστημα <text:span text:style-name="T33">βρίσκει</text:span> σε ποιους προορισμούς πάνε άλλα άτομα με κοινά ενδιαφέροντα με τον χρήστη.</text:p>
      <text:p text:style-name="P20"><text:span text:style-name="T35">1.α.3. </text:span><text:span text:style-name="T32">Το σύστημα εμφανίζει μία λίστα με αυτούς τους προορισμούς.</text:span></text:p>
      <text:p text:style-name="P27"><text:span text:style-name="T8">1.α.4. Ο χρήστης ε</text:span><text:span text:style-name="T13">πιλέγει έναν από αυτούς τους</text:span><text:span text:style-name="T8"> προορισμ</text:span><text:span text:style-name="T13">ούς</text:span><text:span text:style-name="T8">.</text:span></text:p>
      <text:p text:style-name="P27"><text:span text:style-name="T8">1.α.5. </text:span><text:span text:style-name="T2">Η περίπτωση χρήσης σ</text:span><text:span text:style-name="T3">υνεχίζεται</text:span><text:span text:style-name="T2"> από το βήμα 1 της βασικής ροής.</text:span></text:p>
      <text:p text:style-name="P4"/>
      <text:p text:style-name="P27"><text:span text:style-name="T2">Ε</text:span><text:span text:style-name="T8">ναλλακτική ροή 2 (σε αυτή τη ροή μπορούμε να φτάσουμε από το βήμα 1.α.4. της εναλλακτικής ροής 1)</text:span></text:p>
      <text:p text:style-name="P27"><text:span text:style-name="T8">1.α.4.1. Ο χρήστης δεν θέλει να επισκεφτεί τον άλλο προορισμό </text:span><text:span text:style-name="T9">και επιστρέφει πίσω</text:span><text:span text:style-name="T8">.</text:span></text:p>
      <text:p text:style-name="P28"><text:span text:style-name="T34">1.α.4.2. </text:span><text:span text:style-name="T24">Ο </text:span><text:span text:style-name="T25">χρήστης επιστρέφει στην αρχική οθόνη.</text:span></text:p>
      <text:p text:style-name="P5"/>
      <text:p text:style-name="P2"/>
      <text:p text:style-name="P21"/>
      <text:p text:style-name="P21"/>
      <text:p text:style-name="P11">Search for carpooler for your destination</text:p>
      <text:p text:style-name="P2">Βασική ροή</text:p>
      <text:p text:style-name="P2">1. Το σύστημα βρίσκει οδηγούς που ταξιδεύουν τη συγκεκριμένη ημερομηνία στον επιλεγμένο προορισμό.</text:p>
      <text:p text:style-name="P42"><text:span text:style-name="T14">2. </text:span><text:span text:style-name="T22">Το σύτημα εμφανίζει μία λίστα με αυτούς τους οδηγούς.</text:span></text:p>
      <text:p text:style-name="P24"><text:span text:style-name="T2">3. Η περίπτωση χρήσης σ</text:span><text:span text:style-name="T3">υνεχίζεται</text:span><text:span text:style-name="T2"> από το βήμα 3 της βασικής ροής του “Search for other Users”.</text:span></text:p>
      <text:p text:style-name="P2"/>
      <text:p text:style-name="P34">Εναλλακτική ροή 1</text:p>
      <text:p text:style-name="P34">1.α.1. Το σύστημα δεν βρίσκει κάποιον κατάλληλο οδηγό.</text:p>
      <text:p text:style-name="P34">1.α.2. Το σύστημα ενημερώνει τον χρήστη.</text:p>
      <text:p text:style-name="P34">1.α.3. Ο χρήστης επιλέγει ότι θέλει να αναζητήσει οδηγό για άλλο προορισμό.</text:p>
      <text:p text:style-name="P39"><text:span text:style-name="T14">1.α.4. </text:span><text:span text:style-name="T2">Η περίπτωση χρήσης συνεχίζεται από το βήμα 1 της βασικής ροής του “Search for other Users”.</text:span></text:p>
      <text:p text:style-name="P32"/>
      <text:p text:style-name="P34">Εναλλακτική ροή 2<text:span text:style-name="T19"> (σε αυτή τη ροή μπορούμε να φτάσουμε από το βήμα 1.α.</text:span>3<text:span text:style-name="T19">. της εναλλακτικής ροής 1)</text:span></text:p>
      <text:p text:style-name="P34">1.α.3.1. Ο χρήστης ακυρώνει την αναζήτηση.</text:p>
      <text:p text:style-name="P34">1.α.3.2. Ο χρήστης επιστρέφει στην αρχική οθόνη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Check Porfolio</text:p>
      <text:p text:style-name="P7">Βασική ροή</text:p>
      <text:p text:style-name="P7">1. Ο χρήστης επιλέγει να ανοίξει το πορτοφόλιο του.</text:p>
      <text:p text:style-name="P7">2. Το σύστημα του εμφανίζει όλα τα πλάνα ταξιδιών που έχει φτιάξει.</text:p>
      <text:p text:style-name="P7">3. Ο χρήστης επιλέγει ένα πλάνο ταξιδιού.</text:p>
      <text:p text:style-name="P7">4. Το σύστημα του εμφανίζει τις πληροφορίες και τα αρχεία για αυτό το ταξίδι.</text:p>
      <text:p text:style-name="P7"><text:soft-page-break/></text:p>
      <text:p text:style-name="P7">Εναλλακτική ροή 1</text:p>
      <text:p text:style-name="P7">3.α.1. Ο χρήστης επιλέγει να γυρίσει πίσω.</text:p>
      <text:p text:style-name="P7">3.α.1. <text:span text:style-name="T1">Η περίπτωση χρήσης σ</text:span>υνεχίζεται<text:span text:style-name="T1"> από το βήμα </text:span>1<text:span text:style-name="T1"> της βασικής ροής.</text:span></text:p>
      <text:p text:style-name="P7"/>
      <text:p text:style-name="P26"><text:span text:style-name="T3">Εναλλακτική ροή </text:span><text:span text:style-name="T5">2</text:span></text:p>
      <text:p text:style-name="P26"><text:span text:style-name="T5">3.β</text:span><text:span text:style-name="T3">.1. Κλήση “Add </text:span><text:span text:style-name="T5">Trip Plan</text:span><text:span text:style-name="T3">”.</text:span></text:p>
      <text:p text:style-name="P9"><text:span text:style-name="T18">3.β</text:span>.2. <text:span text:style-name="T1">Η περίπτωση χρήσης σ</text:span>υνεχίζεται<text:span text:style-name="T1"> από το βήμα </text:span>4<text:span text:style-name="T1"> της βασικής ροής.</text:span></text:p>
      <text:p text:style-name="P7"/>
      <text:p text:style-name="P7">Εναλλακτική ροή <text:span text:style-name="T18">3</text:span></text:p>
      <text:p text:style-name="P7">4.α.1. Κλήση “Add File”.</text:p>
      <text:p text:style-name="P24"><text:span text:style-name="T3">4.α.2. </text:span><text:span text:style-name="T2">Η περίπτωση χρήσης σ</text:span><text:span text:style-name="T3">υνεχίζεται</text:span><text:span text:style-name="T2"> από το βήμα </text:span><text:span text:style-name="T3">4</text:span><text:span text:style-name="T2"> της βασικής ροής.</text:span></text:p>
      <text:p text:style-name="P7"/>
      <text:p text:style-name="P7">Εναλλακτική ροή <text:span text:style-name="T18">4</text:span></text:p>
      <text:p text:style-name="P7">4.β.1. Κλήση “Add Journal File”.</text:p>
      <text:p text:style-name="P24"><text:span text:style-name="T3">4.β.2. </text:span><text:span text:style-name="T2">Η περίπτωση χρήσης σ</text:span><text:span text:style-name="T3">υνεχίζεται</text:span><text:span text:style-name="T2"> από το βήμα </text:span><text:span text:style-name="T3">4</text:span><text:span text:style-name="T2"> της βασικής ροής.</text:span></text:p>
      <text:p text:style-name="P9"/>
      <text:p text:style-name="P13">Add Trip Plan</text:p>
      <text:p text:style-name="P18">Βασική ροή</text:p>
      <text:p text:style-name="P18">1. Ο χρήστης επιλέγει να προσθέσει ένα νέο ταξίδι.</text:p>
      <text:p text:style-name="P18">2. Ο χρήστης συμπληρώνει τις πληροφορίες του ταξιδιού.</text:p>
      <text:p text:style-name="P18">3. Το ταξίδι προστίθεται στο χαρτοφυλάκιο του.</text:p>
      <text:p text:style-name="P18">4. <text:span text:style-name="T16">Το σύστημα του εμφανίζει τις πληροφορίες για αυτό το ταξίδι.</text:span></text:p>
      <text:p text:style-name="P18"/>
      <text:p text:style-name="P17">Εναλλακτική ροή <text:span text:style-name="T18">1</text:span></text:p>
      <text:p text:style-name="P26"><text:span text:style-name="T3">3.α.1. Υπάρχει κάποιο σφάλμα δικτύου κατά την προσπάθεια να π</text:span><text:span text:style-name="T4">ροστεθεί</text:span><text:span text:style-name="T3"> το άρ</text:span><text:span text:style-name="T4">θρο </text:span><text:span text:style-name="T3">που επέλεξε ο χρήστης.</text:span></text:p>
      <text:p text:style-name="P9">3.α.2. Το σύστημα εμφανίζει ένα σχετικό μήνυμα στον χρήστη.</text:p>
      <text:p text:style-name="P16">3.α.3. Η περίπτωση χρήσης <text:span text:style-name="T1">σ</text:span>υνεχίζεται από το βήμα 1 της βασικής ροής.</text:p>
      <text:p text:style-name="P18"/>
      <text:p text:style-name="P7"/>
      <text:p text:style-name="P12">Add File</text:p>
      <text:p text:style-name="P7">Βασική ροή</text:p>
      <text:p text:style-name="P7">1. Ο χρήστης επιλέγει να προσθέσει ένα αρχείο στο πορτοφόλιο του.</text:p>
      <text:p text:style-name="P7">2. Ο χρήστης επιλέγει ένα αρχείο από το κινητό του.</text:p>
      <text:p text:style-name="P19">3. Το σύστημα ελέγχει αν ο χρήστης είναι premium, δεν είναι.</text:p>
      <text:p text:style-name="P19">4. Το σύστημα ελέγχει αν τα αρχεία δεν υπερβαίνουν τους περιορισμούς για αποθήκευση που έχουν οι κανονικοί χρήστες.</text:p>
      <text:p text:style-name="P7"><text:span text:style-name="T19">5.</text:span> Το σύστημα ανεβάζει το αρχείο στο cloud storage της εφαρμογής.</text:p>
      <text:p text:style-name="P10"><text:span text:style-name="T19">6</text:span>. Το σύστημα εμφανίζει ένα μήνυμα επιτυχίας.</text:p>
      <text:p text:style-name="P10"><text:span text:style-name="T19">7</text:span>. Το σύστημα εμφανίζει το αρχείο στο χαρτοφυλάκιο.</text:p>
      <text:p text:style-name="P7"/>
      <text:p text:style-name="P7"/>
      <text:p text:style-name="P36">Εναλλακτική ροή 1</text:p>
      <text:p text:style-name="P36">2.α.1. Ο χρήστης επιλέγει να γυρίσει πίσω.</text:p>
      <text:p text:style-name="P36">2.α.2. Η περίπτωση χρήσης <text:span text:style-name="T1">σ</text:span>υνεχίζεται από το βήμα 1 της βασικής ροής.</text:p>
      <text:p text:style-name="P7"/>
      <text:p text:style-name="P7"/>
      <text:p text:style-name="P7"/>
      <text:p text:style-name="P24"><text:soft-page-break/><text:span text:style-name="T3">Εναλλακτική ροή </text:span><text:span text:style-name="T29">1</text:span></text:p>
      <text:p text:style-name="P7">5.α.1. Υπάρχει κάποιο σφάλμα δικτύου κατά την προσπάθεια να ανέβει το αρχείο που επέλεξε ο χρήστης.</text:p>
      <text:p text:style-name="P7">5.α.2. Το σύστημα εμφανίζει ένα σχετικό μήνυμα στον χρήστη.</text:p>
      <text:p text:style-name="P24"><text:span text:style-name="T3">5.α.3. Η περίπτωση χρήσης </text:span><text:span text:style-name="T2">σ</text:span><text:span text:style-name="T3">υνεχίζεται από το βήμα 1 της βασικής ροής.</text:span></text:p>
      <text:p text:style-name="P7"/>
      <text:p text:style-name="P24"><text:span text:style-name="T3">Εναλακτική ροή </text:span><text:span text:style-name="T29">2</text:span></text:p>
      <text:p text:style-name="P24"><text:span text:style-name="T3">3.α.1. Ο </text:span><text:span text:style-name="T8">χρήστης είναι premium.</text:span></text:p>
      <text:p text:style-name="P24"><text:span text:style-name="T3">3.</text:span><text:span text:style-name="T8">α</text:span><text:span text:style-name="T3">.3. Η περίπτωση χρήσης </text:span><text:span text:style-name="T2">σ</text:span><text:span text:style-name="T3">υνεχίζεται από το βήμα </text:span><text:span text:style-name="T8">5</text:span><text:span text:style-name="T3"> της βασικής ροής.</text:span></text:p>
      <text:p text:style-name="P7"/>
      <text:p text:style-name="P24"><text:span text:style-name="T6">Add A</text:span><text:span text:style-name="T7">rticle</text:span></text:p>
      <text:p text:style-name="P14">Βασική ροή</text:p>
      <text:p text:style-name="P14">1. Ο χρήστης επιλέγει να προσθέσει ένα άρθρο από την εφαρμογή.</text:p>
      <text:p text:style-name="P14">2. Το σύστημα του εμφανίζει όλα τα άρθρα της εφαρμογής.</text:p>
      <text:p text:style-name="P14">3. Ο χρήστης επιλέγει αυτό που θέλει να προσθέσει.</text:p>
      <text:p text:style-name="P14">4. Το σύστημα εμφανίζει ένα μήνυμα επιτυχίας.</text:p>
      <text:p text:style-name="P14">5. Το σύστημα εμφανίζει το αρχείο στο χαρτοφυλάκιο.</text:p>
      <text:p text:style-name="P14"/>
      <text:p text:style-name="P37">Εναλλακτική ροή 1</text:p>
      <text:p text:style-name="P37">3.α.1. Ο χρήστης επιλέγει να γυρίσει πίσω.</text:p>
      <text:p text:style-name="P37">3.α.2. <text:span text:style-name="T17">Η περίπτωση χρήσης συνεχίζεται από το βήμα 1 της βασικής ροής.</text:span></text:p>
      <text:p text:style-name="P14"/>
      <text:p text:style-name="P25"><text:span text:style-name="T15">Εναλλακτική ροή </text:span><text:span text:style-name="T26">1</text:span></text:p>
      <text:p text:style-name="P25"><text:span text:style-name="T3">3.α.1. Υπάρχει κάποιο σφάλμα δικτύου κατά την προσπάθεια να π</text:span><text:span text:style-name="T4">ροστεθεί</text:span><text:span text:style-name="T3"> το άρ</text:span><text:span text:style-name="T4">θρο </text:span><text:span text:style-name="T3">που επέλεξε ο χρήστης.</text:span></text:p>
      <text:p text:style-name="P8">3.α.2. Το σύστημα εμφανίζει ένα σχετικό μήνυμα στον χρήστη.</text:p>
      <text:p text:style-name="P15">3.α.3. Η περίπτωση χρήσης <text:span text:style-name="T1">σ</text:span>υνεχίζεται από το βήμα 1 της βασικής ροής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1:02:08.181279877</meta:creation-date>
    <dc:date>2020-05-03T02:39:47.098417025</dc:date>
    <meta:editing-duration>PT7H2M54S</meta:editing-duration>
    <meta:editing-cycles>11</meta:editing-cycles>
    <meta:generator>LibreOffice/6.3.5.2$Linux_X86_64 LibreOffice_project/30$Build-2</meta:generator>
    <meta:document-statistic meta:table-count="0" meta:image-count="0" meta:object-count="0" meta:page-count="4" meta:paragraph-count="121" meta:word-count="1053" meta:character-count="6244" meta:non-whitespace-character-count="5309"/>
  </office:meta>
</office:document-meta>
</file>